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MyriadPro-Regular" svg:font-family="MyriadPro-Regular" style:font-family-generic="roman" style:font-pitch="variable"/>
    <style:font-face style:name="MyriadPro-Semibold" svg:font-family="MyriadPro-Semibold" style:font-family-generic="roman" style:font-pitch="variable"/>
    <style:font-face style:name="Liberation Sans" svg:font-family="'Liberation Sans'" style:font-family-generic="swiss" style:font-pitch="variable"/>
    <style:font-face style:name="Myriad Pro" svg:font-family="'Myriad Pro'" style:font-family-generic="swiss" style:font-pitch="variable"/>
    <style:font-face style:name="Myriad Pro Light" svg:font-family="'Myriad Pro Light'" style:font-family-generic="swiss" style:font-pitch="variable"/>
    <style:font-face style:name="Myriad Pro SemiExt" svg:font-family="'Myriad Pro SemiEx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5">
      <style:paragraph-properties fo:text-align="start" style:justify-single-word="false"/>
      <style:text-properties style:font-name="Myriad Pro Light"/>
    </style:style>
    <style:style style:name="P2" style:family="paragraph" style:parent-style-name="Standard" style:list-style-name="L5">
      <style:paragraph-properties fo:text-align="start" style:justify-single-word="false"/>
      <style:text-properties style:font-name="Myriad Pro Light" officeooo:rsid="000d8a6f" officeooo:paragraph-rsid="000d8a6f"/>
    </style:style>
    <style:style style:name="P3" style:family="paragraph" style:parent-style-name="Heading_20_2">
      <style:text-properties officeooo:paragraph-rsid="000c1934"/>
    </style:style>
    <style:style style:name="P4" style:family="paragraph" style:parent-style-name="Heading_20_2">
      <style:text-properties style:font-name="Myriad Pro Light" officeooo:paragraph-rsid="000c1934"/>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style:font-name="Myriad Pro Light" officeooo:rsid="000c1934" officeooo:paragraph-rsid="000c1934"/>
    </style:style>
    <style:style style:name="P9" style:family="paragraph" style:parent-style-name="Text_20_body" style:list-style-name="L3">
      <style:paragraph-properties fo:margin-top="0cm" fo:margin-bottom="0cm" loext:contextual-spacing="false"/>
    </style:style>
    <style:style style:name="T1" style:family="text">
      <style:text-properties officeooo:rsid="000c1934"/>
    </style:style>
    <style:style style:name="T2" style:family="text">
      <style:text-properties style:font-name="MyriadPro-Semibold" fo:font-size="11pt" style:font-size-asian="11pt"/>
    </style:style>
    <style:style style:name="T3" style:family="text">
      <style:text-properties style:font-name="MyriadPro-Semibold" fo:font-size="11pt" officeooo:rsid="000c1934" style:font-size-asian="11pt"/>
    </style:style>
    <style:style style:name="T4" style:family="text">
      <style:text-properties style:font-name="MyriadPro-Semibold" fo:font-size="11pt" fo:font-weight="bold" style:font-size-asian="11pt" style:font-weight-asian="bold" style:font-weight-complex="bold"/>
    </style:style>
    <style:style style:name="T5" style:family="text">
      <style:text-properties style:font-name="MyriadPro-Semibold" fo:font-size="11pt" fo:font-weight="normal" style:font-size-asian="11pt" style:font-weight-asian="normal" style:font-weight-complex="normal"/>
    </style:style>
    <style:style style:name="T6" style:family="text">
      <style:text-properties style:font-name="MyriadPro-Regular" fo:font-size="11pt" style:font-size-asian="11pt"/>
    </style:style>
    <style:style style:name="T7" style:family="text">
      <style:text-properties style:font-name="MyriadPro-Regular" fo:font-size="11pt" officeooo:rsid="000c1934" style:font-size-asian="11pt"/>
    </style:style>
    <style:style style:name="T8" style:family="text">
      <style:text-properties style:font-name="MyriadPro-Regular" fo:font-size="11pt" fo:font-weight="bold" style:font-size-asian="11pt" style:font-weight-asian="bold" style:font-weight-complex="bold"/>
    </style:style>
    <style:style style:name="T9" style:family="text">
      <style:text-properties style:font-name="MyriadPro-Regular" fo:font-size="11pt" fo:font-weight="bold" officeooo:rsid="000c1934" style:font-size-asian="11pt" style:font-weight-asian="bold" style:font-weight-complex="bold"/>
    </style:style>
    <style:style style:name="T10" style:family="text">
      <style:text-properties style:font-name="MyriadPro-Regular" fo:font-size="10pt" style:font-size-asian="10pt"/>
    </style:style>
    <style:style style:name="T11" style:family="text">
      <style:text-properties style:font-name="Myriad Pro" fo:font-size="11pt" officeooo:rsid="000c1934" style:font-size-asian="11pt"/>
    </style:style>
    <style:style style:name="T12" style:family="text">
      <style:text-properties style:font-name="Myriad Pro" fo:font-size="11pt" fo:font-weight="bold" officeooo:rsid="000c1934" style:font-size-asian="11pt" style:font-weight-asian="bold" style:font-weight-complex="bold"/>
    </style:style>
    <style:style style:name="T13" style:family="text">
      <style:text-properties style:font-name="Myriad Pro" fo:font-size="11pt" fo:font-weight="normal" officeooo:rsid="000c1934" style:font-size-asian="11pt" style:font-weight-asian="normal" style:font-weight-complex="normal"/>
    </style:style>
    <style:style style:name="T14" style:family="text">
      <style:text-properties style:font-name="Myriad Pro SemiExt" fo:font-size="11pt" fo:font-weight="normal" officeooo:rsid="000c1934" style:font-size-asian="11pt" style:font-weight-asian="normal" style:font-weight-complex="normal"/>
    </style:style>
    <style:style style:name="T15" style:family="text">
      <style:text-properties style:font-name="Myriad Pro SemiExt" fo:font-size="11pt" fo:font-weight="bold" officeooo:rsid="000c1934" style:font-size-asian="11pt" style:font-weight-asian="bold" style:font-weight-complex="bold"/>
    </style:style>
    <style:style style:name="T16" style:family="text">
      <style:text-properties style:font-name="Myriad Pro Light" fo:font-size="11pt" fo:font-weight="normal" officeooo:rsid="000c1934" style:font-size-asian="11pt" style:font-weight-asian="normal" style:font-weight-complex="normal"/>
    </style:style>
    <style:style style:name="T17" style:family="text">
      <style:text-properties style:font-name="Myriad Pro Light" fo:font-size="11pt" fo:font-weight="bold" officeooo:rsid="000c1934" style:font-size-asian="11pt" style:font-weight-asian="bold" style:font-weight-complex="bold"/>
    </style:style>
    <style:style style:name="T18" style:family="text">
      <style:text-properties fo:font-size="11pt" style:font-size-asian="11pt"/>
    </style:style>
    <style:style style:name="T19" style:family="text">
      <style:text-properties fo:font-size="11pt" officeooo:rsid="000c1934" style:font-size-asian="11pt"/>
    </style:style>
    <style:style style:name="T20" style:family="text">
      <style:text-properties fo:font-size="11pt" fo:font-weight="normal" style:font-size-asian="11pt" style:font-weight-asian="normal" style:font-weight-complex="normal"/>
    </style:style>
    <style:style style:name="T21" style:family="text">
      <style:text-properties fo:font-size="11pt" fo:font-weight="normal" officeooo:rsid="000c1934" style:font-size-asian="11pt" style:font-weight-asian="normal" style:font-weight-complex="normal"/>
    </style:style>
    <style:style style:name="T22" style:family="text">
      <style:text-properties fo:font-size="11pt" fo:font-weight="bold" style:font-size-asian="11pt" style:font-weight-asian="bold" style:font-weight-complex="bold"/>
    </style:style>
    <style:style style:name="T23" style:family="text">
      <style:text-properties fo:font-size="11pt" fo:font-weight="bold" officeooo:rsid="000c1934" style:font-size-asian="11pt" style:font-weight-asian="bold" style:font-weight-complex="bold"/>
    </style:style>
    <style:style style:name="T24" style:family="text">
      <style:text-properties fo:font-size="10pt" style:font-size-asian="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bookmark text:name="r-3258853"/><text:span text:style-name="T1">Chartes Graphique</text:span></text:h>
      <text:p text:style-name="P8">Contraintes</text:p>
      <text:list xml:id="list4017408781" text:style-name="L5">
        <text:list-item>
          <text:p text:style-name="P1"><text:span text:style-name="T19">L</text:span><text:span text:style-name="T18">ogo de la Ville de Nantes (logo compact haut ou bas). Dans ce cas, les deux logos sont utilisés dans la même couleur. </text:span><text:span text:style-name="T24">FUSHIA, <text:s/>Pantone 219C, C10 + M80, rgb(218, 24, 132), #da1884</text:span></text:p>
          <text:p text:style-name="P1"><text:span text:style-name="T18"/></text:p>
        </text:list-item>
        <text:list-item>
          <text:p text:style-name="P1"><text:span text:style-name="T20">Liberté de création - Typographie d’accompagnement</text:span><text:span text:style-name="T18"> La charte ne prévoit aucune contrainte de création des visuels. Aucune police de caractères n’est imposée. Cependant, en l’absence de spécificités inhérentes à la création, il est recommandé d’utiliser la typographie </text:span><text:span text:style-name="T19">d’accompagnement de la Ville de Nantes : </text:span><text:span text:style-name="T21">Myriad Pro.</text:span></text:p>
        </text:list-item>
        <text:list-item>
          <text:p text:style-name="P1"><text:span text:style-name="T21"/></text:p>
        </text:list-item>
        <text:list-item>
          <text:p text:style-name="P2"><text:span text:style-name="T23">c</text:span><text:span text:style-name="T22">ouleur</text:span></text:p>
        </text:list-item>
      </text:list>
      <text:h text:style-name="P4" text:outline-level="2"/>
      <text:h text:style-name="P3" text:outline-level="2">Cahier des charges</text:h>
      <text:list xml:id="list1292483251" text:style-name="L1">
        <text:list-item>
          <text:p text:style-name="P5"><text:bookmark text:name="r-3258818"/><text:bookmark text:name="r-3258819"/><text:bookmark text:name="r-3258852"/>Le site possèdera une page d’accueil, essentiellement graphique, avec un peu de texte, qui souhaite la bienvenue au visiteur et lui indique ce que l’on peut trouver sur le site. Des liens sont prévus pour accéder aux autres pages dans le corps de l’accueil. Un encart affichera un aperçu de la dernière actualité postée par la ville.</text:p>
        </text:list-item>
        <text:list-item>
          <text:p text:style-name="P5"><text:bookmark text:name="r-3258820"/><text:bookmark text:name="r-3258821"/>Un menu de navigation en haut de la page doit suivre le visiteur lorsqu’on va plus bas dans la page. Ce menu doit contenir les éléments suivants dans l’ordre : Accueil (avec une icône de maison à gauche du texte),  Actualités, Plus d’infos, Activités du mois, Contact</text:p>
        </text:list-item>
        <text:list-item>
          <text:p text:style-name="P5"><text:bookmark text:name="r-3449746"/><text:bookmark text:name="r-3449747"/>Un Champ de recherche doit aussi être présent pour faciliter l’accès au contenu.</text:p>
        </text:list-item>
        <text:list-item>
          <text:p text:style-name="P5"><text:bookmark text:name="r-3258834"/><text:bookmark text:name="r-3258835"/>La page « Actualités » affichera la liste des billets d’actualité (5 par page). Les billets ne seront pas signés par un auteur : ils seront tous postés au nom de la ville.</text:p>
        </text:list-item>
        <text:list-item>
          <text:p text:style-name="P5"><text:bookmark text:name="r-3258836"/><text:bookmark text:name="r-3258837"/>La page « Plus d’infos »  doit contenir quelques éléments détaillant les différents types d’activités culturelles organisées (musée de la ville, marathon… prévoyez-en au moins 6 différentes). Il doit être possible d’indiquer le nom de l’activité, une description et une image.</text:p>
        </text:list-item>
        <text:list-item>
          <text:p text:style-name="P5"><text:bookmark text:name="r-3258838"/><text:bookmark text:name="r-3258839"/>La page « Activités du mois » liste au moins 10 activités à venir dans le mois sous forme de tableau (avec date, titre et court descriptif). Les lignes doivent se colorer au survol de la souris pour qu’on puisse se repérer. Un bouton « Inscription » à droite de chaque ligne du tableau ouvre un formulaire permettant de saisir son nom. Une fois le formulaire envoyé, la mairie reçoit un email indiquant qu’une personne dont le nom est X s’est inscrite à l’événement Y.</text:p>
        </text:list-item>
        <text:list-item>
          <text:p text:style-name="P5"><text:bookmark text:name="r-3258840"/><text:bookmark text:name="r-3258841"/>Le champ de recherche doit être présent dans le menu de navigation et permet de rechercher dans le contenu du site.</text:p>
        </text:list-item>
        <text:list-item>
          <text:p text:style-name="P5"><text:bookmark text:name="r-3258842"/><text:bookmark text:name="r-3258843"/>La page « Contact » affiche un formulaire de contact structuré avec les champs « Titre du message », « Votre nom », « Votre date de naissance », « Votre e-mail », une case à cocher « Résident de la ville », un menu déroulant « Nationalité » et un champ « Message » où on <text:soft-page-break/>peut rédiger son message. Un petit texte d’aide s’affiche sous le champ date de naissance pour dire que le format JJ/MM/AAAA est attendu. L’envoi du formulaire provoque l’envoi d’un email à destination de la mairie.</text:p>
        </text:list-item>
        <text:list-item>
          <text:p text:style-name="P5"><text:bookmark text:name="r-3258844"/><text:bookmark text:name="r-3258845"/>Dans le pied de page, un lien permettra d’accéder à la page d’administration du site pour les services de la mairie.</text:p>
        </text:list-item>
        <text:list-item>
          <text:p text:style-name="P5"><text:bookmark text:name="r-3258846"/><text:bookmark text:name="r-3258847"/>Les actualités, le contenu de la page « Plus d’infos » et la liste des activités du mois doivent être  modifiables directement par les services de la mairie. Celle-ci a besoin d’un compte administrateur, de 2 comptes ayant le droit de publier des articles et de 3 comptes pouvant soumettre des articles mais pas les publier.</text:p>
        </text:list-item>
        <text:list-item>
          <text:p text:style-name="P5"><text:bookmark text:name="r-3258848"/><text:bookmark text:name="r-3258849"/>Les pages doivent être conçues en responsive, de telle sorte à ce que le site s’affiche correctement sur toutes les résolutions. La navigation sur mobile et tablettes doit être naturelle et ne doit pas nécessiter de zoomer.</text:p>
        </text:list-item>
        <text:list-item>
          <text:p text:style-name="P5"><text:bookmark text:name="r-3258850"/><text:bookmark text:name="r-3258851"/>Le site sera hébergé sur un espace en ligne et doit pouvoir être consulté en tapant son adresse dans son navigateur web.</text:p>
        </text:list-item>
      </text:list>
      <text:p text:style-name="Text_20_body"><text:bookmark text:name="r-4111321"/>Notez que le client s'attend à ce que le site soit d'ores et déjà présentable. Il ne devrait pas contenir de <text:span text:style-name="Emphasis">lorem ipsum</text:span> (texte par défaut).</text:p>
      <text:p text:style-name="Text_20_body">Pour ce projet, le choix de l'hébergement est libre.</text:p>
      <text:p text:style-name="Text_20_body">Notre partenaire 1&amp;1 offre 2 mois d'hébergement gratuits aux étudiants pour toute souscription à un pack d'hébergement (<text:a xlink:type="simple" xlink:href="https://oc.cm/2otVHh6" text:style-name="Internet_20_link" text:visited-style-name="Visited_20_Internet_20_Link">plus d'infos</text:a>).</text:p>
      <text:h text:style-name="Heading_20_2" text:outline-level="2"><text:bookmark text:name="r-3258876"/>Livrables attendus</text:h>
      <text:list xml:id="list2455042322" text:style-name="L2">
        <text:list-item>
          <text:p text:style-name="P6"><text:bookmark text:name="r-3258871"/><text:bookmark text:name="r-3258872"/><text:bookmark text:name="r-3258875"/>Code source complet du projet (HTML/CSS et autres fichiers nécessaires, zippés)</text:p>
        </text:list-item>
        <text:list-item>
          <text:p text:style-name="P6"><text:bookmark text:name="r-3258873"/><text:bookmark text:name="r-3258874"/>Document de 10 pages pour le client, lui expliquant comment se servir du site (PDF)</text:p>
        </text:list-item>
      </text:list>
      <text:p text:style-name="Text_20_body"> </text:p>
      <text:h text:style-name="Heading_20_2" text:outline-level="2">Compétences à valider </text:h>
      <text:list xml:id="list1449096769" text:style-name="L3">
        <text:list-item>
          <text:p text:style-name="P9">Définir et présenter un plan de site ainsi que les solutions techniques appropriées en fonction des différents navigateurs </text:p>
        </text:list-item>
        <text:list-item>
          <text:p text:style-name="P9">Créer un site Internet, de sa conception à sa livraison </text:p>
        </text:list-item>
        <text:list-item>
          <text:p text:style-name="P9">Présenter une charte graphique </text:p>
        </text:list-item>
        <text:list-item>
          <text:p text:style-name="P7">Mettre en place une politique de diffusion ou de distributio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MyriadPro-Regular" svg:font-family="MyriadPro-Regular" style:font-family-generic="roman" style:font-pitch="variable"/>
    <style:font-face style:name="MyriadPro-Semibold" svg:font-family="MyriadPro-Semibold" style:font-family-generic="roman" style:font-pitch="variable"/>
    <style:font-face style:name="Liberation Sans" svg:font-family="'Liberation Sans'" style:font-family-generic="swiss" style:font-pitch="variable"/>
    <style:font-face style:name="Myriad Pro" svg:font-family="'Myriad Pro'" style:font-family-generic="swiss" style:font-pitch="variable"/>
    <style:font-face style:name="Myriad Pro Light" svg:font-family="'Myriad Pro Light'" style:font-family-generic="swiss" style:font-pitch="variable"/>
    <style:font-face style:name="Myriad Pro SemiExt" svg:font-family="'Myriad Pro SemiEx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5:12:24.761000000</meta:creation-date>
    <dc:date>2018-05-18T22:59:01.427000000</dc:date>
    <meta:editing-duration>PT1H3M25S</meta:editing-duration>
    <meta:editing-cycles>3</meta:editing-cycles>
    <meta:generator>LibreOffice/5.4.6.2$Windows_X86_64 LibreOffice_project/4014ce260a04f1026ba855d3b8d91541c224eab8</meta:generator>
    <meta:document-statistic meta:table-count="0" meta:image-count="0" meta:object-count="0" meta:page-count="2" meta:paragraph-count="32" meta:word-count="761" meta:character-count="4355" meta:non-whitespace-character-count="3636"/>
  </office:meta>
</office:document-meta>
</file>